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15"/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55" office:value-type="string" calcext:value-type="string">
            <text:p>onboard</text:p>
          </table:table-cell>
          <table:table-cell table:style-name="ce169"/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 office:value-type="string" calcext:value-type="string">
            <text:p>Kingston A2000 250Gb</text:p>
          </table:table-cell>
          <table:table-cell table:style-name="ce190" office:value-type="float" office:value="480000" calcext:value-type="float">
            <text:p>480,000 </text:p>
          </table:table-cell>
          <table:table-cell table:style-name="ce131"/>
          <table:table-cell table:style-name="ce177" table:number-columns-repeated="2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X26]-[Bugdet.X28]-[Bugdet.X29]-[Bugdet.X2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89" office:value-type="string" calcext:value-type="string">
            <text:p>FSP HV PRO 550W 85 Plus power supply</text:p>
          </table:table-cell>
          <table:table-cell table:style-name="ce190" office:value-type="float" office:value="695000" calcext:value-type="float">
            <text:p>695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X2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15"/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style-name="ce179"/>
          <table:table-cell table:style-name="ce177"/>
          <table:table-cell table:number-columns-repeated="11"/>
          <table:table-cell table:style-name="ce177" table:number-columns-repeated="26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89"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style-name="ce179"/>
          <table:table-cell table:style-name="ce177"/>
          <table:table-cell table:number-columns-repeated="16357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15"/>
          <table:table-cell table:style-name="ce177" table:number-columns-repeated="2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15"/>
          <table:table-cell table:style-name="ce95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15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X20:.X3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/>
          <table:table-cell table:style-name="ce204"/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/>
          <table:table-cell table:style-name="ce204"/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2T09:57:35.144070768</dc:date>
    <meta:editing-duration>P19DT23H43M53S</meta:editing-duration>
    <meta:editing-cycles>990</meta:editing-cycles>
    <meta:generator>LibreOffice/24.8.4.2$Linux_X86_64 LibreOffice_project/480$Build-2</meta:generator>
    <meta:document-statistic meta:table-count="18" meta:cell-count="1318" meta:object-count="0"/>
  </office:meta>
</office:document-meta>
</file>